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3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9" style:family="paragraph" style:parent-style-name="Text_20_body">
      <style:paragraph-properties fo:margin-top="0.199cm" fo:margin-bottom="0.199cm"/>
    </style:style>
    <style:style style:name="P10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11" style:family="paragraph" style:parent-style-name="Text_20_body">
      <style:text-properties fo:language="pt" fo:country="BR" style:font-name-complex="Arial"/>
    </style:style>
    <style:style style:name="P12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Text_20_body" style:list-style-name="L1"/>
    <style:style style:name="P14" style:family="paragraph" style:parent-style-name="Text_20_body">
      <style:text-properties style:font-name-complex="Arial"/>
    </style:style>
    <style:style style:name="P15" style:family="paragraph" style:parent-style-name="Text_20_body" style:list-style-name="L9">
      <style:text-properties style:font-name-complex="Arial"/>
    </style:style>
    <style:style style:name="P16" style:family="paragraph" style:parent-style-name="Text_20_body" style:list-style-name="L10">
      <style:text-properties style:font-name-complex="Arial"/>
    </style:style>
    <style:style style:name="P17" style:family="paragraph" style:parent-style-name="Text_20_body" style:list-style-name="L11">
      <style:text-properties style:font-name-complex="Arial"/>
    </style:style>
    <style:style style:name="P18" style:family="paragraph" style:parent-style-name="Text_20_body">
      <style:paragraph-properties fo:margin-top="0.199cm" fo:margin-bottom="0.199cm"/>
    </style:style>
    <style:style style:name="P19" style:family="paragraph" style:parent-style-name="Text_20_body" style:list-style-name="L7">
      <style:paragraph-properties fo:margin-top="0.199cm" fo:margin-bottom="0.199cm"/>
    </style:style>
    <style:style style:name="P20" style:family="paragraph" style:parent-style-name="Text_20_body" style:list-style-name="L8">
      <style:paragraph-properties fo:margin-top="0.199cm" fo:margin-bottom="0.199cm"/>
    </style:style>
    <style:style style:name="P21" style:family="paragraph" style:parent-style-name="Text_20_body">
      <style:paragraph-properties fo:margin-left="0cm" fo:margin-right="0cm" fo:margin-top="0.199cm" fo:margin-bottom="0.199cm" fo:text-indent="0cm" style:auto-text-indent="false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style:font-name-complex="Arial"/>
    </style:style>
    <style:style style:name="P23" style:family="paragraph" style:parent-style-name="Heading_20_1">
      <style:text-properties fo:language="pt" fo:country="BR"/>
    </style:style>
    <style:style style:name="T1" style:family="text">
      <style:text-properties fo:font-size="10pt" style:font-size-asian="10pt"/>
    </style:style>
    <style:style style:name="T2" style:family="text">
      <style:text-properties style:font-name-complex="Arial"/>
    </style:style>
    <style:style style:name="T3" style:family="text">
      <style:text-properties style:font-name-complex="Arial" style:font-style-complex="italic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6">Food Delivery Web</text:p>
      <text:p text:style-name="P2">Documento de Visão</text:p>
      <text:p text:style-name="P5"/>
      <text:p text:style-name="P4">Histórico de Revisões</text:p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7">Data</text:p>
          </table:table-cell>
          <table:table-cell table:style-name="Tabela1.A1" office:value-type="string">
            <text:p text:style-name="P7">Versão</text:p>
          </table:table-cell>
          <table:table-cell table:style-name="Tabela1.A1" office:value-type="string">
            <text:p text:style-name="P7">Descrição</text:p>
          </table:table-cell>
          <table:table-cell table:style-name="Tabela1.D1" office:value-type="string">
            <text:p text:style-name="P7">Autor</text:p>
          </table:table-cell>
        </table:table-row>
        <table:table-row table:style-name="Tabela1.1">
          <table:table-cell table:style-name="Tabela1.A2" office:value-type="date" office:date-value="2009-10-15">
            <text:p text:style-name="P3">15/10/09</text:p>
          </table:table-cell>
          <table:table-cell table:style-name="Tabela1.B2" office:value-type="float" office:value="1">
            <text:p text:style-name="P3">1</text:p>
          </table:table-cell>
          <table:table-cell table:style-name="Tabela1.C2" office:value-type="string">
            <text:p text:style-name="P3">Caso de uso original</text:p>
          </table:table-cell>
          <table:table-cell table:style-name="Tabela1.D2" office:value-type="string">
            <text:p text:style-name="P3">Melque</text:p>
          </table:table-cell>
        </table:table-row>
        <table:table-row table:style-name="Tabela1.1"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</table:table>
      <text:p text:style-name="Text_20_body"/>
      <text:p text:style-name="P12">&lt;Manter Prato&gt;</text:p>
      <text:h text:style-name="P23" text:outline-level="1">Breve Descrição</text:h>
      <text:p text:style-name="Text_20_body">Este caso de uso permite realizar todas as operação de manipulação sobre o pratos (cadastrados ou não) no sistema. </text:p>
      <text:h text:style-name="P23" text:outline-level="1">Referências </text:h>
      <text:p text:style-name="Text_20_body">Não existe.</text:p>
      <text:h text:style-name="P23" text:outline-level="1">Atores</text:h>
      <text:p text:style-name="Text_20_body">Administrador</text:p>
      <text:h text:style-name="P23" text:outline-level="1">Pré-condições</text:h>
      <text:list xml:id="list37596709" text:style-name="L1">
        <text:list-item>
          <text:p text:style-name="P13">Ter usuário cadastrado com o perfil de administrador do sistema.</text:p>
        </text:list-item>
        <text:list-item>
          <text:p text:style-name="P13">Ter escolhido o estabelecimento na qual deseja efetuar login.</text:p>
        </text:list-item>
        <text:list-item>
          <text:p text:style-name="P13">Ter efetuado longin no sistema.</text:p>
        </text:list-item>
      </text:list>
      <text:h text:style-name="P23" text:outline-level="1">Fluxos de Eventos</text:h>
      <text:h text:style-name="Heading_20_2" text:outline-level="2">Fluxo Básico</text:h>
      <text:p text:style-name="Text_20_body">Este caso de uso começa quando o administrador seleciona a opção “Pratos” no menu Administração do sistema:</text:p>
      <text:p text:style-name="P9">1. O sistema apresenta um formulário de cadastro com os seguintes campos: Nome, Descrição, Tamanho, Valor, Foto e Cardápio. Além disso, mostra também um grid de visualização dos pratos já cadastrados ou recém cadastrados, e as seguintes opções de manipulação: Visualizar, Incluir, Consultar, Atualizar e Excluir. </text:p>
      <text:p text:style-name="P9">2. O caso de uso se encerra.</text:p>
      <text:h text:style-name="Heading_20_2" text:outline-level="2"><text:soft-page-break/>Fluxos Alternativos</text:h>
      <text:p text:style-name="P11">A1 – Visualizar</text:p>
      <text:p text:style-name="Text_20_body">No primeiro passo do fluxo básico.</text:p>
      <text:list xml:id="list37602879" text:style-name="L7">
        <text:list-item>
          <text:list>
            <text:list-item>
              <text:list>
                <text:list-item>
                  <text:p text:style-name="P19">O administrador seleciona um linha no grid referente ao prato, já cadastrado na base de dados, que o mesmo deseja visualizar.</text:p>
                </text:list-item>
                <text:list-item>
                  <text:p text:style-name="P19">O administrador seleciona a opção Visualizar.</text:p>
                </text:list-item>
                <text:list-item>
                  <text:p text:style-name="P19">O sistema exibe no mesmo formulário de cadastros todos os campos preenchidos referentes ao prato escolhido.</text:p>
                </text:list-item>
                <text:list-item>
                  <text:p text:style-name="P19">O sistema retorna ao primeiro passo do fluxo básico.</text:p>
                </text:list-item>
              </text:list>
            </text:list-item>
          </text:list>
        </text:list-item>
      </text:list>
      <text:p text:style-name="P21"><text:tab/></text:p>
      <text:p text:style-name="P21"><text:tab/>A2 – Incluir</text:p>
      <text:p text:style-name="P21"><text:tab/>No primeiro passo do fluxo básico:</text:p>
      <text:list xml:id="list37581872" text:style-name="L8">
        <text:list-item>
          <text:p text:style-name="P20">O administrador seleciona a opção Incluir do formulário de cadastro.</text:p>
        </text:list-item>
        <text:list-item>
          <text:p text:style-name="P20">O sistema desbloqueia todos os campos do formulário para que os dados sejam inseridos.</text:p>
        </text:list-item>
        <text:list-item>
          <text:p text:style-name="P20">O administrador informa os dados a serem cadastrados.</text:p>
        </text:list-item>
        <text:list-item>
          <text:p text:style-name="P20">O administrador seleciona novamente a opção Incluir.</text:p>
        </text:list-item>
        <text:list-item>
          <text:p text:style-name="P20">O sistema valida os dados e verifica se há algum prato já cadastrado com os dados informados pelo administrador. </text:p>
        </text:list-item>
        <text:list-item>
          <text:p text:style-name="P20">Caso já esteja cadastrado, o sistema retorna a seguinte mensagem “Prato já Cadastrado”.</text:p>
        </text:list-item>
        <text:list-item>
          <text:p text:style-name="P20">Caso contrário, o sistema inclui os dados do prato na base de dados e retorna a seguinte mensagem “Prato Cadastrado com Sucesso!”.</text:p>
        </text:list-item>
        <text:list-item>
          <text:p text:style-name="P20">O sistema retorna ao primeiro passo do fluxo básico.</text:p>
        </text:list-item>
      </text:list>
      <text:p text:style-name="P21"><text:tab/></text:p>
      <text:p text:style-name="P21"><text:tab/>A3 - Consultar</text:p>
      <text:p text:style-name="P14">No primeiro passo do fluxo básico:</text:p>
      <text:list xml:id="list37600093" text:style-name="L9">
        <text:list-item>
          <text:p text:style-name="P15">O administrador seleciona a opção Consultar do formulário de cadastro.</text:p>
        </text:list-item>
        <text:list-item>
          <text:p text:style-name="P15">O sistema desbloqueia os campos do formulário para efetuar a busca.</text:p>
        </text:list-item>
        <text:list-item>
          <text:p text:style-name="P15">O administrador escolhe um determinado campo (Nome, Descrição, Tamanho, Valor, Foto ou Cardápio) do formulário para efetuar a busca.</text:p>
        </text:list-item>
        <text:list-item>
          <text:p text:style-name="P15">O administrador informa os valores dos dados para efetuar a busca.</text:p>
        </text:list-item>
        <text:list-item>
          <text:p text:style-name="P15">O sistema faz uma busca na base dados, filtrando as informações a partir do momento em que o usuário digita o primeiro caractere do valor a ser informado e mostra no grid de visualização os dados referente aos pratos que tenham os valores definidos pelo administrador.</text:p>
        </text:list-item>
        <text:list-item>
          <text:p text:style-name="P15">O administrador escolhe a linha do grid referente ao prato que está buscando.</text:p>
        </text:list-item>
        <text:list-item>
          <text:p text:style-name="P15"><text:soft-page-break/>O sistema exibe e preenche os campos do formulário de cadastro referente ao prato consultado pelo administrador.</text:p>
        </text:list-item>
        <text:list-item>
          <text:p text:style-name="P15">O sistema retorna ao primeiro passo do fluxo básico.</text:p>
        </text:list-item>
      </text:list>
      <text:p text:style-name="P14">A4 – Atualizar</text:p>
      <text:p text:style-name="P14">No primeiro passo do fluxo básico:</text:p>
      <text:list xml:id="list37612936" text:style-name="L10">
        <text:list-item>
          <text:p text:style-name="P16">O administrador seleciona uma linha no grid referente ao prato que deseja efetuar a atualização. </text:p>
        </text:list-item>
        <text:list-item>
          <text:p text:style-name="P16">O administrador seleciona a opção Visualizar.</text:p>
        </text:list-item>
        <text:list-item>
          <text:p text:style-name="P16">O sistema exibe no mesmo formulário de cadastros todos os campos preenchidos referentes ao prato escolhido.</text:p>
        </text:list-item>
        <text:list-item>
          <text:p text:style-name="P16">O administrador seleciona a opção Atualizar.</text:p>
        </text:list-item>
        <text:list-item>
          <text:p text:style-name="P16">O sistema desbloqueia todos os campos do formulário para que as alterações sejam feitas.</text:p>
        </text:list-item>
        <text:list-item>
          <text:p text:style-name="P16">O administrador efetua as alterações.</text:p>
        </text:list-item>
        <text:list-item>
          <text:p text:style-name="P16"><text:s/>O administrador seleciona novamente a opção Atualizar.</text:p>
        </text:list-item>
        <text:list-item>
          <text:p text:style-name="P16">O sistema valida os valores dos dados informados pelo administrador.</text:p>
        </text:list-item>
        <text:list-item>
          <text:p text:style-name="P16">O sistema altera os dados do prato modificados pelo administrador na base de dados e retorna a seguinte mensagem “Atualização realizada com sucesso!”.</text:p>
        </text:list-item>
        <text:list-item>
          <text:p text:style-name="P16">O sistema retorna ao primeiro passo do fluxo básico.</text:p>
        </text:list-item>
      </text:list>
      <text:p text:style-name="P22"><text:tab/>A5 – Excluir</text:p>
      <text:p text:style-name="P22"><text:tab/>No primeiro passo do fluxo básico:</text:p>
      <text:list xml:id="list37588960" text:style-name="L11">
        <text:list-item>
          <text:p text:style-name="P17">O administrador seleciona uma linha no grid referente ao prato que deseja excluir.</text:p>
        </text:list-item>
        <text:list-item>
          <text:p text:style-name="P17">O administrador seleciona a opção Excluir.</text:p>
        </text:list-item>
        <text:list-item>
          <text:p text:style-name="P17">O sistema valida a exclusão.</text:p>
        </text:list-item>
        <text:list-item>
          <text:p text:style-name="P17">O sistema exclui o prato e seus atributos da base de dados e retorna a seguinte mensagem “Prato Excluído!”.</text:p>
        </text:list-item>
        <text:list-item>
          <text:p text:style-name="P17">O sistema retor ao primeiro passo do fluxo básico.<text:tab/></text:p>
        </text:list-item>
      </text:list>
      <text:h text:style-name="P23" text:outline-level="1">Pontos de Extensão</text:h>
      <text:p text:style-name="Text_20_body">Não existe.</text:p>
      <text:h text:style-name="P23" text:outline-level="1"><text:soft-page-break/>Casos de Uso Incluídos</text:h>
      <text:p text:style-name="Text_20_body">Não existe.</text:p>
      <text:h text:style-name="P23" text:outline-level="1">Pós-Condições</text:h>
      <text:p text:style-name="Text_20_body">Não existe.</text:p>
      <text:h text:style-name="P23" text:outline-level="1">Outros Diagramas</text:h>
      <text:p text:style-name="Text_20_body">Não existe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1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1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1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1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1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default-outline-level="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1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1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>UC5 - Manter Prat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4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>UC5 - Manter Prat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4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8-10-18T13:40:00</meta:creation-date>
    <dc:date>2009-10-15T17:49:49.23</dc:date>
    <meta:editing-cycles>14</meta:editing-cycles>
    <meta:editing-duration>PT00H27M18S</meta:editing-duration>
    <meta:generator>BrOffice.org/3.1$Win32 OpenOffice.org_project/310m19$Build-9420</meta:generator>
    <meta:document-statistic meta:table-count="1" meta:image-count="0" meta:object-count="0" meta:page-count="4" meta:paragraph-count="85" meta:word-count="732" meta:character-count="4344"/>
    <dc:creator>Melque Oliveira</dc:creator>
    <meta:user-defined meta:name="ReqProMenus" meta:value-type="boolean">false</meta:user-defined>
  </office:meta>
</office:document-meta>
</file>